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40pt" officeooo:rsid="0008b55e" officeooo:paragraph-rsid="000a535b" style:font-size-asian="40pt" style:font-size-complex="40pt"/>
    </style:style>
    <style:style style:name="P3" style:family="paragraph" style:parent-style-name="Standard">
      <style:paragraph-properties fo:text-align="center" style:justify-single-word="false"/>
      <style:text-properties fo:font-size="28pt" style:font-size-asian="28pt" style:font-size-complex="28pt"/>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Text_20_body">
      <style:text-properties fo:font-size="12pt" style:font-size-asian="10.5pt" style:font-size-complex="12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fo:font-variant="normal" fo:text-transform="none" fo:color="#3a3a3a" loext:opacity="100%" style:font-name="Times New Roman" fo:font-size="12pt" fo:letter-spacing="normal" fo:font-style="normal" fo:font-weight="normal" officeooo:rsid="0008b55e" style:font-size-asian="12pt" style:font-size-complex="12pt"/>
    </style:style>
    <style:style style:name="P9" style:family="paragraph" style:parent-style-name="Text_20_body">
      <style:text-properties officeooo:rsid="0008b55e" officeooo:paragraph-rsid="000d26be"/>
    </style:style>
    <style:style style:name="P10" style:family="paragraph" style:parent-style-name="Heading_20_1">
      <style:text-properties fo:font-size="12pt" style:font-size-asian="10.5pt" style:font-size-complex="12pt"/>
    </style:style>
    <style:style style:name="T1" style:family="text">
      <style:text-properties fo:font-variant="normal" fo:text-transform="none" fo:color="#3a3a3a" loext:opacity="100%" fo:letter-spacing="normal" fo:font-style="normal" fo:font-weight="normal"/>
    </style:style>
    <style:style style:name="T2" style:family="text">
      <style:text-properties fo:font-variant="normal" fo:text-transform="none" fo:color="#3a3a3a" loext:opacity="100%" fo:letter-spacing="normal" fo:font-style="normal" fo:font-weight="normal" officeooo:rsid="0008b55e"/>
    </style:style>
    <style:style style:name="T3" style:family="text">
      <style:text-properties officeooo:rsid="000a535b"/>
    </style:style>
    <style:style style:name="T4" style:family="text">
      <style:text-properties officeooo:rsid="000ba93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Fondateurs :</text:p>
      <text:p text:style-name="Standard">O'Brian Clément Cadet</text:p>
      <text:p text:style-name="Standard">Dainty Cadet</text:p>
      <text:p text:style-name="P1"/>
      <text:p text:style-name="P1"/>
      <text:p text:style-name="P1"/>
      <text:p text:style-name="P1"/>
      <text:p text:style-name="P3">Univers MCH</text:p>
      <text:p text:style-name="P3">Mch Comics</text:p>
      <text:p text:style-name="P3">-</text:p>
      <text:p text:style-name="P2">Caporal <text:span text:style-name="T3">Chef -</text:span></text:p>
      <text:p text:style-name="P2">Sanders Sinthy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256_1078134741" text:style-name="Index_20_Link" text:visited-style-name="Index_20_Link">Origines<text:tab/>3</text:a></text:p>
        </text:index-body>
      </text:table-of-content>
      <text:h text:style-name="P10"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text:bookmark-start text:name="__RefHeading__256_1078134741"/>Origines<text:bookmark-end text:name="__RefHeading__256_1078134741"/></text:h>
      <text:p text:style-name="Text_20_body"/>
      <text:p text:style-name="P9">Le caporal chef Sanders Sinthya est née en 1928 à <text:span text:style-name="T4">Maidstone (Angleterre). Elle pratique les arts martiaux (Wing chun) depuis son plus jeune age (~7ans ) et va au stand de tirs depuis ses 18ans. Après une adolescence passé à détester l'école elle s'engage comme casque bleu à l'onu. Elle prend du gallon lors de ses première mission en se démarquant par sa sa connaissance du combat et le maniement des armes. Elle deviendra le bras droit d'Elijah Jones durant l'invasion Adomienne et par la suite à la G.A.P.E.</text:span></text:p>
      <text:p text:style-name="P8"/>
      <text:p text:style-name="P7"><text:span text:style-name="T2">Elle </text:span><text:span text:style-name="T1">ressemble à ça c.f image dans le dossier.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10-30T14:57:45.06</meta:creation-date>
    <dc:date>2023-06-14T19:34:22.376000000</dc:date>
    <meta:editing-duration>PT2H12M17S</meta:editing-duration>
    <meta:editing-cycles>15</meta:editing-cycles>
    <meta:generator>LibreOffice/7.2.2.2$Windows_X86_64 LibreOffice_project/02b2acce88a210515b4a5bb2e46cbfb63fe97d56</meta:generator>
    <meta:document-statistic meta:table-count="0" meta:image-count="0" meta:object-count="0" meta:page-count="3" meta:paragraph-count="13" meta:word-count="121" meta:character-count="690" meta:non-whitespace-character-count="580"/>
  </office:meta>
</office:document-meta>
</file>